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mic Sans MS" fo:font-size="16pt" fo:font-weight="bold" officeooo:rsid="001b3f66" officeooo:paragraph-rsid="001b3f66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omic Sans MS" fo:font-size="10pt" fo:font-weight="normal" officeooo:rsid="001b3f66" officeooo:paragraph-rsid="001b3f66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Comic Sans MS" fo:font-size="18pt" fo:font-weight="bold" officeooo:rsid="001b3f66" officeooo:paragraph-rsid="001b3f66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mic Sans MS" fo:font-size="12pt" fo:font-weight="normal" officeooo:rsid="001b3f66" officeooo:paragraph-rsid="001b3f6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Comic Sans MS" fo:font-size="6pt" fo:font-weight="normal" officeooo:rsid="001b3f66" officeooo:paragraph-rsid="001b3f66" style:font-size-asian="5.25pt" style:font-weight-asian="normal" style:font-size-complex="6pt" style:font-weight-complex="normal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75in" svg:y="0.5in" svg:width="3.5in" svg:height="2in" draw:z-index="0">
        <draw:text-box>
          <text:section text:style-name="Sect1" text:name="MasterLabel">
            <text:p text:style-name="P3">PlayItAgainKid.com</text:p>
            <text:p text:style-name="P1"/>
            <text:p text:style-name="P4">Record Storytime for Anytime</text:p>
            <text:p text:style-name="P4">Publish your kid as Author or Artist</text:p>
            <text:p text:style-name="P2"/>
            <text:p text:style-name="P5"/>
            <text:p text:style-name="P5"/>
            <text:p text:style-name="P5"/>
            <text:p text:style-name="P5"/>
            <text:p text:style-name="P2"><text:a xlink:type="simple" xlink:href="mailto:jim@less2do.com" text:style-name="Internet_20_link" text:visited-style-name="Visited_20_Internet_20_Link">jim@less2do.com</text:a> <text:s text:c="7"/>Jim Mack <text:s text:c="7"/>949-899-4788</text:p>
          </text:section>
        </draw:text-box>
      </draw:frame>
      <draw:frame draw:style-name="fr1" draw:name="Frame2" text:anchor-type="page" text:anchor-page-number="1" svg:x="4.25in" svg:y="0.5in" svg:width="3.5in" svg:height="2in" draw:z-index="1">
        <draw:text-box>
          <text:section text:style-name="Sect1" text:name="Section1" text:protected="true">
            <text:section-source text:section-name="MasterLabel"/>
            <text:p text:style-name="P3">PlayItAgainKid.com</text:p>
            <text:p text:style-name="P1"/>
            <text:p text:style-name="P4">Record Storytime for Anytime</text:p>
            <text:p text:style-name="P4">Publish your kid as Author or Artist</text:p>
            <text:p text:style-name="P2"/>
            <text:p text:style-name="P5"/>
            <text:p text:style-name="P5"/>
            <text:p text:style-name="P5"/>
            <text:p text:style-name="P5"/>
            <text:p text:style-name="P2"><text:a xlink:type="simple" xlink:href="mailto:jim@less2do.com" text:style-name="Internet_20_link" text:visited-style-name="Visited_20_Internet_20_Link">jim@less2do.com</text:a> <text:s text:c="7"/>Jim Mack <text:s text:c="7"/>949-899-4788</text:p>
          </text:section>
        </draw:text-box>
      </draw:frame>
      <draw:frame draw:style-name="fr1" draw:name="Frame3" text:anchor-type="page" text:anchor-page-number="1" svg:x="0.75in" svg:y="2.5in" svg:width="3.5in" svg:height="2in" draw:z-index="2">
        <draw:text-box>
          <text:section text:style-name="Sect1" text:name="Section2" text:protected="true">
            <text:section-source text:section-name="MasterLabel"/>
            <text:p text:style-name="P3">PlayItAgainKid.com</text:p>
            <text:p text:style-name="P1"/>
            <text:p text:style-name="P4">Record Storytime for Anytime</text:p>
            <text:p text:style-name="P4">Publish your kid as Author or Artist</text:p>
            <text:p text:style-name="P2"/>
            <text:p text:style-name="P5"/>
            <text:p text:style-name="P5"/>
            <text:p text:style-name="P5"/>
            <text:p text:style-name="P5"/>
            <text:p text:style-name="P2"><text:a xlink:type="simple" xlink:href="mailto:jim@less2do.com" text:style-name="Internet_20_link" text:visited-style-name="Visited_20_Internet_20_Link">jim@less2do.com</text:a> <text:s text:c="7"/>Jim Mack <text:s text:c="7"/>949-899-4788</text:p>
          </text:section>
        </draw:text-box>
      </draw:frame>
      <draw:frame draw:style-name="fr1" draw:name="Frame4" text:anchor-type="page" text:anchor-page-number="1" svg:x="4.25in" svg:y="2.5in" svg:width="3.5in" svg:height="2in" draw:z-index="3">
        <draw:text-box>
          <text:section text:style-name="Sect1" text:name="Section3" text:protected="true">
            <text:section-source text:section-name="MasterLabel"/>
            <text:p text:style-name="P3">PlayItAgainKid.com</text:p>
            <text:p text:style-name="P1"/>
            <text:p text:style-name="P4">Record Storytime for Anytime</text:p>
            <text:p text:style-name="P4">Publish your kid as Author or Artist</text:p>
            <text:p text:style-name="P2"/>
            <text:p text:style-name="P5"/>
            <text:p text:style-name="P5"/>
            <text:p text:style-name="P5"/>
            <text:p text:style-name="P5"/>
            <text:p text:style-name="P2"><text:a xlink:type="simple" xlink:href="mailto:jim@less2do.com" text:style-name="Internet_20_link" text:visited-style-name="Visited_20_Internet_20_Link">jim@less2do.com</text:a> <text:s text:c="7"/>Jim Mack <text:s text:c="7"/>949-899-4788</text:p>
          </text:section>
        </draw:text-box>
      </draw:frame>
      <draw:frame draw:style-name="fr1" draw:name="Frame5" text:anchor-type="page" text:anchor-page-number="1" svg:x="0.75in" svg:y="4.5in" svg:width="3.5in" svg:height="2in" draw:z-index="4">
        <draw:text-box>
          <text:section text:style-name="Sect1" text:name="Section4" text:protected="true">
            <text:section-source text:section-name="MasterLabel"/>
            <text:p text:style-name="P3">PlayItAgainKid.com</text:p>
            <text:p text:style-name="P1"/>
            <text:p text:style-name="P4">Record Storytime for Anytime</text:p>
            <text:p text:style-name="P4">Publish your kid as Author or Artist</text:p>
            <text:p text:style-name="P2"/>
            <text:p text:style-name="P5"/>
            <text:p text:style-name="P5"/>
            <text:p text:style-name="P5"/>
            <text:p text:style-name="P5"/>
            <text:p text:style-name="P2"><text:a xlink:type="simple" xlink:href="mailto:jim@less2do.com" text:style-name="Internet_20_link" text:visited-style-name="Visited_20_Internet_20_Link">jim@less2do.com</text:a> <text:s text:c="7"/>Jim Mack <text:s text:c="7"/>949-899-4788</text:p>
          </text:section>
        </draw:text-box>
      </draw:frame>
      <draw:frame draw:style-name="fr1" draw:name="Frame6" text:anchor-type="page" text:anchor-page-number="1" svg:x="4.25in" svg:y="4.5in" svg:width="3.5in" svg:height="2in" draw:z-index="5">
        <draw:text-box>
          <text:section text:style-name="Sect1" text:name="Section5" text:protected="true">
            <text:section-source text:section-name="MasterLabel"/>
            <text:p text:style-name="P3">PlayItAgainKid.com</text:p>
            <text:p text:style-name="P1"/>
            <text:p text:style-name="P4">Record Storytime for Anytime</text:p>
            <text:p text:style-name="P4">Publish your kid as Author or Artist</text:p>
            <text:p text:style-name="P2"/>
            <text:p text:style-name="P5"/>
            <text:p text:style-name="P5"/>
            <text:p text:style-name="P5"/>
            <text:p text:style-name="P5"/>
            <text:p text:style-name="P2"><text:a xlink:type="simple" xlink:href="mailto:jim@less2do.com" text:style-name="Internet_20_link" text:visited-style-name="Visited_20_Internet_20_Link">jim@less2do.com</text:a> <text:s text:c="7"/>Jim Mack <text:s text:c="7"/>949-899-4788</text:p>
          </text:section>
        </draw:text-box>
      </draw:frame>
      <draw:frame draw:style-name="fr1" draw:name="Frame7" text:anchor-type="page" text:anchor-page-number="1" svg:x="0.75in" svg:y="6.5in" svg:width="3.5in" svg:height="2in" draw:z-index="6">
        <draw:text-box>
          <text:section text:style-name="Sect1" text:name="Section6" text:protected="true">
            <text:section-source text:section-name="MasterLabel"/>
            <text:p text:style-name="P3">PlayItAgainKid.com</text:p>
            <text:p text:style-name="P1"/>
            <text:p text:style-name="P4">Record Storytime for Anytime</text:p>
            <text:p text:style-name="P4">Publish your kid as Author or Artist</text:p>
            <text:p text:style-name="P2"/>
            <text:p text:style-name="P5"/>
            <text:p text:style-name="P5"/>
            <text:p text:style-name="P5"/>
            <text:p text:style-name="P5"/>
            <text:p text:style-name="P2"><text:a xlink:type="simple" xlink:href="mailto:jim@less2do.com" text:style-name="Internet_20_link" text:visited-style-name="Visited_20_Internet_20_Link">jim@less2do.com</text:a> <text:s text:c="7"/>Jim Mack <text:s text:c="7"/>949-899-4788</text:p>
          </text:section>
        </draw:text-box>
      </draw:frame>
      <draw:frame draw:style-name="fr1" draw:name="Frame8" text:anchor-type="page" text:anchor-page-number="1" svg:x="4.25in" svg:y="6.5in" svg:width="3.5in" svg:height="2in" draw:z-index="7">
        <draw:text-box>
          <text:section text:style-name="Sect1" text:name="Section7" text:protected="true">
            <text:section-source text:section-name="MasterLabel"/>
            <text:p text:style-name="P3">PlayItAgainKid.com</text:p>
            <text:p text:style-name="P1"/>
            <text:p text:style-name="P4">Record Storytime for Anytime</text:p>
            <text:p text:style-name="P4">Publish your kid as Author or Artist</text:p>
            <text:p text:style-name="P2"/>
            <text:p text:style-name="P5"/>
            <text:p text:style-name="P5"/>
            <text:p text:style-name="P5"/>
            <text:p text:style-name="P5"/>
            <text:p text:style-name="P2"><text:a xlink:type="simple" xlink:href="mailto:jim@less2do.com" text:style-name="Internet_20_link" text:visited-style-name="Visited_20_Internet_20_Link">jim@less2do.com</text:a> <text:s text:c="7"/>Jim Mack <text:s text:c="7"/>949-899-4788</text:p>
          </text:section>
        </draw:text-box>
      </draw:frame>
      <draw:frame draw:style-name="fr1" draw:name="Frame9" text:anchor-type="page" text:anchor-page-number="1" svg:x="0.75in" svg:y="8.5in" svg:width="3.5in" svg:height="2in" draw:z-index="8">
        <draw:text-box>
          <text:section text:style-name="Sect1" text:name="Section8" text:protected="true">
            <text:section-source text:section-name="MasterLabel"/>
            <text:p text:style-name="P3">PlayItAgainKid.com</text:p>
            <text:p text:style-name="P1"/>
            <text:p text:style-name="P4">Record Storytime for Anytime</text:p>
            <text:p text:style-name="P4">Publish your kid as Author or Artist</text:p>
            <text:p text:style-name="P2"/>
            <text:p text:style-name="P5"/>
            <text:p text:style-name="P5"/>
            <text:p text:style-name="P5"/>
            <text:p text:style-name="P5"/>
            <text:p text:style-name="P2"><text:a xlink:type="simple" xlink:href="mailto:jim@less2do.com" text:style-name="Internet_20_link" text:visited-style-name="Visited_20_Internet_20_Link">jim@less2do.com</text:a> <text:s text:c="7"/>Jim Mack <text:s text:c="7"/>949-899-4788</text:p>
          </text:section>
        </draw:text-box>
      </draw:frame>
      <draw:frame draw:style-name="fr1" draw:name="Frame10" text:anchor-type="page" text:anchor-page-number="1" svg:x="4.25in" svg:y="8.5in" svg:width="3.5in" svg:height="2in" draw:z-index="9">
        <draw:text-box>
          <text:section text:style-name="Sect1" text:name="Section9" text:protected="true">
            <text:section-source text:section-name="MasterLabel"/>
            <text:p text:style-name="P3">PlayItAgainKid.com</text:p>
            <text:p text:style-name="P1"/>
            <text:p text:style-name="P4">Record Storytime for Anytime</text:p>
            <text:p text:style-name="P4">Publish your kid as Author or Artist</text:p>
            <text:p text:style-name="P2"/>
            <text:p text:style-name="P5"/>
            <text:p text:style-name="P5"/>
            <text:p text:style-name="P5"/>
            <text:p text:style-name="P5"/>
            <text:p text:style-name="P2"><text:a xlink:type="simple" xlink:href="mailto:jim@less2do.com" text:style-name="Internet_20_link" text:visited-style-name="Visited_20_Internet_20_Link">jim@less2do.com</text:a> <text:s text:c="7"/>Jim Mack <text:s text:c="7"/>949-899-4788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abels" style:family="graphic" style:auto-update="true">
      <style:graphic-properties svg:width="3.5in" svg:height="2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aper-tray-name="Auto Select" style:print-orientation="portrait" fo:margin-top="0.5in" fo:margin-bottom="0in" fo:margin-left="0.75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07:46:41.434000000</meta:creation-date>
    <dc:date>2019-04-26T07:53:55.161000000</dc:date>
    <meta:editing-duration>PT7M13S</meta:editing-duration>
    <meta:editing-cycles>3</meta:editing-cycles>
    <meta:generator>LibreOffice/6.2.2.2$Windows_X86_64 LibreOffice_project/2b840030fec2aae0fd2658d8d4f9548af4e3518d</meta:generator>
    <meta:document-statistic meta:table-count="0" meta:image-count="0" meta:object-count="0" meta:page-count="1" meta:paragraph-count="40" meta:word-count="160" meta:character-count="1330" meta:non-whitespace-character-count="1070"/>
  </office:meta>
</office:document-meta>
</file>